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6005ED999.png"/>
  <manifest:file-entry manifest:media-type="image/png" manifest:full-path="Pictures/1000000000000016000000164F258D42.png"/>
  <manifest:file-entry manifest:media-type="image/png" manifest:full-path="Pictures/1000000000000016000000163FF28F67.png"/>
  <manifest:file-entry manifest:media-type="image/png" manifest:full-path="Pictures/100000000000001600000016944A037B.png"/>
  <manifest:file-entry manifest:media-type="image/png" manifest:full-path="Pictures/100000000000001600000016481FBD88.png"/>
  <manifest:file-entry manifest:media-type="image/png" manifest:full-path="Pictures/100000000000001600000016D9BFBE6C.png"/>
  <manifest:file-entry manifest:media-type="image/png" manifest:full-path="Pictures/100000000000001600000016856C8FCD.png"/>
  <manifest:file-entry manifest:media-type="image/png" manifest:full-path="Pictures/1000000000000016000000169E1AF27D.png"/>
  <manifest:file-entry manifest:media-type="image/png" manifest:full-path="Pictures/10000000000000160000001674EC78DC.png"/>
  <manifest:file-entry manifest:media-type="image/png" manifest:full-path="Pictures/100000000000001600000016766047B9.png"/>
  <manifest:file-entry manifest:media-type="image/png" manifest:full-path="Pictures/1000000000000016000000166E2E3B0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908cm"/>
    </style:style>
    <style:style style:name="gr2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3.424cm"/>
    </style:style>
    <style:style style:name="gr4" style:family="graphic" style:parent-style-name="standard">
      <style:graphic-properties draw:stroke="solid" svg:stroke-color="#000000" draw:fill="none" draw:fill-color="#ffffff" fo:min-height="1.399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2.566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color="#000000" draw:fill="none" draw:fill-color="#ffffff" fo:min-height="0.491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1cm" fo:min-width="0cm"/>
    </style:style>
    <style:style style:name="gr9" style:family="graphic" style:parent-style-name="standard">
      <style:graphic-properties draw:stroke="solid" svg:stroke-color="#000000" draw:fill="none" draw:fill-color="#ffffff" fo:min-height="3.815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99cm" fo:min-width="2.645cm"/>
    </style:style>
    <style:style style:name="gr11" style:family="graphic" style:parent-style-name="standard">
      <style:graphic-properties draw:stroke="solid" svg:stroke-color="#000000" draw:fill="none" draw:fill-color="#ffffff" fo:min-height="3.224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44cm" fo:min-width="2.108cm"/>
    </style:style>
    <style:style style:name="gr13" style:family="graphic" style:parent-style-name="standard">
      <style:graphic-properties draw:stroke="solid" svg:stroke-color="#000000" draw:fill="none" draw:fill-color="#ffffff" fo:min-height="7.162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31cm" fo:min-width="5.848cm"/>
    </style:style>
    <style:style style:name="gr15" style:family="graphic" style:parent-style-name="standard">
      <style:graphic-properties draw:stroke="solid" svg:stroke-color="#000000" draw:fill="none" draw:fill-color="#ffffff" fo:min-height="1.423cm"/>
    </style:style>
    <style:style style:name="gr16" style:family="graphic" style:parent-style-name="standard">
      <style:graphic-properties draw:stroke="solid" svg:stroke-color="#ff0000" draw:fill="none" draw:fill-color="#ffffff" draw:textarea-horizontal-align="left" draw:auto-grow-height="true" draw:auto-grow-width="false" fo:min-height="0cm" fo:min-width="2.645cm"/>
    </style:style>
    <style:style style:name="gr17" style:family="graphic" style:parent-style-name="standard">
      <style:graphic-properties draw:stroke="solid" svg:stroke-color="#ff0000" draw:fill="none" draw:fill-color="#ffffff" fo:min-height="1.534cm"/>
    </style:style>
    <style:style style:name="gr18" style:family="graphic" style:parent-style-name="standard">
      <style:graphic-properties draw:stroke="solid" svg:stroke-color="#ff0000" draw:fill="none" draw:fill-color="#ffffff" fo:min-height="1.583cm"/>
    </style:style>
    <style:style style:name="gr19" style:family="graphic" style:parent-style-name="standard">
      <style:graphic-properties draw:stroke="none" svg:stroke-color="#000000" draw:fill="none" draw:fill-color="#ffffff" fo:min-height="0.282cm"/>
    </style:style>
    <style:style style:name="gr20" style:family="graphic" style:parent-style-name="standard">
      <style:graphic-properties draw:stroke="solid" svg:stroke-color="#000000" draw:fill="none" draw:fill-color="#ffffff" fo:min-height="0.915cm"/>
    </style:style>
    <style:style style:name="gr21" style:family="graphic" style:parent-style-name="standard">
      <style:graphic-properties draw:stroke="solid" svg:stroke-color="#000000" draw:fill="none" draw:fill-color="#ffffff" fo:min-height="0.485cm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96cm" fo:min-width="6.399cm"/>
    </style:style>
    <style:style style:name="gr23" style:family="graphic" style:parent-style-name="standard">
      <style:graphic-properties draw:stroke="solid" svg:stroke-color="#000000" draw:fill="none" draw:fill-color="#ffffff" fo:min-height="2.844cm"/>
    </style:style>
    <style:style style:name="gr24" style:family="graphic" style:parent-style-name="standard">
      <style:graphic-properties draw:stroke="solid" svg:stroke-color="#ff0000" draw:fill="none" draw:fill-color="#ffffff" fo:min-height="0.933cm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44cm" fo:min-width="6.399cm"/>
    </style:style>
    <style:style style:name="gr26" style:family="graphic" style:parent-style-name="standard">
      <style:graphic-properties draw:stroke="solid" svg:stroke-color="#000000" draw:fill="none" draw:fill-color="#ffffff" fo:min-height="4.338cm"/>
    </style:style>
    <style:style style:name="gr2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57cm" fo:min-width="2.566cm"/>
    </style:style>
    <style:style style:name="gr28" style:family="graphic" style:parent-style-name="standard">
      <style:graphic-properties draw:stroke="solid" svg:stroke-color="#000000" draw:fill="none" draw:fill-color="#ffffff" fo:min-height="1.0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oso" style:font-family-generic="script" style:font-pitch="variable" fo:font-size="16pt" fo:font-weight="bold" style:font-family-asian="Futura-ExtraBold" style:font-family-generic-asian="swiss" style:font-family-complex="Arioso" style:font-family-generic-complex="script" style:font-pitch-complex="variable" style:font-size-complex="9.10000038146973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hyphenate="true"/>
    </style:style>
    <style:style style:name="P5" style:family="paragraph">
      <style:paragraph-properties fo:margin-left="0cm" fo:margin-right="0cm" fo:text-indent="0cm"/>
      <style:text-properties fo:font-size="14pt" fo:font-weight="bold" style:font-size-asian="14pt" style:font-weight-asian="bold" style:font-size-complex="14pt" style:font-weight-complex="bold" fo:hyphenate="tru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2pt" style:font-size-asian="12pt" style:font-size-complex="12pt" fo:hyphenate="true"/>
    </style:style>
    <style:style style:name="P8" style:family="paragraph">
      <style:paragraph-properties fo:margin-left="0cm" fo:margin-right="0cm" fo:text-indent="0cm"/>
      <style:text-properties fo:color="#0000ff" fo:font-size="14pt" fo:font-weight="bold" style:font-size-asian="14pt" style:font-weight-asian="bold" style:font-size-complex="14pt" style:font-weight-complex="bold" fo:hyphenate="true"/>
    </style:style>
    <style:style style:name="P9" style:family="paragraph">
      <style:paragraph-properties fo:margin-left="0cm" fo:margin-right="0cm" fo:text-indent="0cm"/>
      <style:text-properties fo:color="#000000" fo:font-size="12pt" style:font-size-asian="12pt" style:font-size-complex="12pt" fo:hyphenate="true"/>
    </style:style>
    <style:style style:name="P10" style:family="paragraph">
      <style:paragraph-properties fo:margin-left="0cm" fo:margin-right="0cm" fo:text-indent="0cm"/>
      <style:text-properties fo:font-size="12pt" fo:font-weight="bold" style:font-size-asian="12pt" style:font-weight-asian="bold" style:font-size-complex="12pt" style:font-weight-complex="bold" fo:hyphenate="true"/>
    </style:style>
    <style:style style:name="T1" style:family="text">
      <style:text-properties fo:font-family="Arioso" style:font-family-generic="script" style:font-pitch="variable" fo:font-size="16pt" fo:language="en" fo:country="US" fo:font-weight="bold" style:font-family-asian="Futura-ExtraBold" style:font-family-generic-asian="swiss" style:language-asian="en" style:country-asian="US" style:font-family-complex="Arioso" style:font-family-generic-complex="script" style:font-pitch-complex="variable" style:font-size-complex="9.10000038146973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ff" fo:font-size="12pt" style:font-size-asian="12pt" style:font-size-complex="12pt"/>
    </style:style>
    <style:style style:name="T5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ff" style:text-position="super 58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ff" style:text-position="0% 100%" fo:font-size="12pt" style:font-size-asian="12pt" style:font-size-complex="12pt"/>
    </style:style>
    <style:style style:name="T8" style:family="text">
      <style:text-properties style:text-position="super 58%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6.496cm" svg:height="1.158cm" svg:x="1.788cm" svg:y="1.37cm">
          <draw:text-box>
            <text:p text:style-name="P1"><text:span text:style-name="T1">Fonctionnalités du logiciel Phylogène (tous niveaux)</text:span></text:p>
          </draw:text-box>
        </draw:frame>
        <draw:g>
          <draw:g>
            <draw:frame draw:style-name="gr2" draw:text-style-name="P3" draw:layer="layout" svg:width="0.597cm" svg:height="0.597cm" svg:x="1.563cm" svg:y="5.52cm">
              <draw:image xlink:href="Pictures/1000000000000016000000164F258D42.png" xlink:type="simple" xlink:show="embed" xlink:actuate="onLoad">
                <text:p/>
              </draw:image>
            </draw:frame>
            <draw:frame draw:style-name="gr3" draw:text-style-name="P5" draw:layer="layout" svg:width="3.729cm" svg:height="0.818cm" svg:x="2.295cm" svg:y="5.376cm">
              <draw:text-box>
                <text:p text:style-name="P4"><text:span text:style-name="T2">Observer (tn)</text:span></text:p>
              </draw:text-box>
            </draw:frame>
          </draw:g>
          <draw:frame draw:style-name="gr4" draw:text-style-name="P7" draw:layer="layout" svg:width="8.807cm" svg:height="1.673cm" svg:x="1.579cm" svg:y="6.288cm">
            <draw:text-box>
              <text:p text:style-name="P6"><text:span text:style-name="T3"><text:s text:c="2"/></text:span><text:span text:style-name="T3">Accès aux documents concernant les différents taxons.</text:span></text:p>
              <text:p text:style-name="P6"><text:span text:style-name="T4"><text:s text:c="2"/></text:span><text:span text:style-name="T4">Des documents libres peuvent être ajoutés</text:span></text:p>
            </draw:text-box>
          </draw:frame>
        </draw:g>
        <draw:g>
          <draw:g>
            <draw:frame draw:style-name="gr5" draw:text-style-name="P5" draw:layer="layout" svg:width="4.044cm" svg:height="0.818cm" svg:x="2.221cm" svg:y="8.219cm">
              <draw:text-box>
                <text:p text:style-name="P4"><text:span text:style-name="T2">Comparer <text:s/>(tn)</text:span></text:p>
              </draw:text-box>
            </draw:frame>
            <draw:frame draw:style-name="gr6" draw:text-style-name="P3" draw:layer="layout" svg:width="0.649cm" svg:height="0.597cm" svg:x="1.484cm" svg:y="8.358cm">
              <draw:image xlink:href="Pictures/100000000000001600000016766047B9.png" xlink:type="simple" xlink:show="embed" xlink:actuate="onLoad">
                <text:p/>
              </draw:image>
            </draw:frame>
          </draw:g>
          <draw:frame draw:style-name="gr7" draw:text-style-name="P7" draw:layer="layout" svg:width="8.723cm" svg:height="0.741cm" svg:x="1.505cm" svg:y="9.131cm">
            <draw:text-box>
              <text:p text:style-name="P6"><text:span text:style-name="T3"><text:s text:c="2"/></text:span><text:span text:style-name="T3">Comparaison des caractères des taxons.</text:span></text:p>
            </draw:text-box>
          </draw:frame>
        </draw:g>
        <draw:g>
          <draw:g>
            <draw:frame draw:style-name="gr8" draw:text-style-name="P5" draw:layer="layout" svg:width="3.939cm" svg:height="0.86cm" svg:x="2.298cm" svg:y="14.063cm">
              <draw:text-box>
                <text:p text:style-name="P4"><text:span text:style-name="T2">Construire (tn)</text:span></text:p>
              </draw:text-box>
            </draw:frame>
            <draw:frame draw:style-name="gr6" draw:text-style-name="P3" draw:layer="layout" svg:width="0.597cm" svg:height="0.678cm" svg:x="1.524cm" svg:y="14.063cm">
              <draw:image xlink:href="Pictures/1000000000000016000000169E1AF27D.png" xlink:type="simple" xlink:show="embed" xlink:actuate="onLoad">
                <text:p/>
              </draw:image>
            </draw:frame>
          </draw:g>
          <draw:frame draw:style-name="gr9" draw:text-style-name="P7" draw:layer="layout" svg:width="7.305cm" svg:height="4.065cm" svg:x="1.541cm" svg:y="15.009cm">
            <draw:text-box>
              <text:p text:style-name="P6"><text:span text:style-name="T3"><text:s text:c="2"/></text:span><text:span text:style-name="T3">Construire la matrice des caractères</text:span></text:p>
              <text:p text:style-name="P6"><text:span text:style-name="T4"><text:s text:c="2"/></text:span><text:span text:style-name="T4">Possibilité de passer d'un document à un autre et, pour les nouvelles collections, d'afficher les documents de référence des états.</text:span></text:p>
              <text:p text:style-name="P6"><text:span text:style-name="T4"><text:s text:c="8"/></text:span><text:span text:style-name="T4">Possibilité d'afficher le tableau de référence</text:span></text:p>
            </draw:text-box>
          </draw:frame>
          <draw:frame draw:style-name="gr6" draw:text-style-name="P3" draw:layer="layout" svg:width="0.597cm" svg:height="0.593cm" svg:x="1.876cm" svg:y="17.96cm">
            <draw:image xlink:href="Pictures/10000000000000160000001674EC78DC.png" xlink:type="simple" xlink:show="embed" xlink:actuate="onLoad">
              <text:p/>
            </draw:image>
          </draw:frame>
        </draw:g>
        <draw:g>
          <draw:g>
            <draw:frame draw:style-name="gr10" draw:text-style-name="P8" draw:layer="layout" svg:width="5.197cm" svg:height="0.833cm" svg:x="21.183cm" svg:y="1cm">
              <draw:text-box>
                <text:p text:style-name="P4"><text:span text:style-name="T5">Polariser (T</text:span><text:span text:style-name="T6">ale</text:span><text:span text:style-name="T5"> S)</text:span></text:p>
              </draw:text-box>
            </draw:frame>
            <draw:frame draw:style-name="gr6" draw:text-style-name="P3" draw:layer="layout" svg:width="0.656cm" svg:height="0.536cm" svg:x="20.377cm" svg:y="1.162cm">
              <draw:image xlink:href="Pictures/1000000000000016000000166E2E3B02.png" xlink:type="simple" xlink:show="embed" xlink:actuate="onLoad">
                <text:p/>
              </draw:image>
            </draw:frame>
          </draw:g>
          <draw:frame draw:style-name="gr11" draw:text-style-name="P7" draw:layer="layout" svg:width="7.528cm" svg:height="3.569cm" svg:x="20.402cm" svg:y="1.818cm">
            <draw:text-box>
              <text:p text:style-name="P6"><text:span text:style-name="T3"><text:s text:c="2"/></text:span><text:span text:style-name="T4">Choix d'un taxon extragroupe pour polariser les caractères</text:span></text:p>
              <text:p text:style-name="P6"><text:span text:style-name="T4"><text:s text:c="2"/></text:span><text:span text:style-name="T4">Mise en couleurs des états dérivésdans le tableau</text:span></text:p>
              <text:p text:style-name="P6"><text:span text:style-name="T4"><text:s text:c="2"/></text:span><text:span text:style-name="T4">Possibilité d'édition des caractères en cas d'analogie, de réversion ou s'il y a des états multiples</text:span></text:p>
            </draw:text-box>
          </draw:frame>
        </draw:g>
        <draw:g>
          <draw:g>
            <draw:frame draw:style-name="gr12" draw:text-style-name="P5" draw:layer="layout" svg:width="4.286cm" svg:height="0.894cm" svg:x="11.561cm" svg:y="2.733cm">
              <draw:text-box>
                <text:p text:style-name="P4"><text:span text:style-name="T2">Classer <text:s/>(col)</text:span></text:p>
              </draw:text-box>
            </draw:frame>
            <draw:frame draw:style-name="gr6" draw:text-style-name="P3" draw:layer="layout" svg:width="0.76cm" svg:height="0.573cm" svg:x="10.674cm" svg:y="2.833cm">
              <draw:image xlink:href="Pictures/100000000000001600000016944A037B.png" xlink:type="simple" xlink:show="embed" xlink:actuate="onLoad">
                <text:p/>
              </draw:image>
            </draw:frame>
          </draw:g>
          <draw:frame draw:style-name="gr13" draw:text-style-name="P7" draw:layer="layout" svg:width="7.954cm" svg:height="7.835cm" svg:x="10.647cm" svg:y="3.607cm">
            <draw:text-box>
              <text:p text:style-name="P6"><text:span text:style-name="T3"><text:s text:c="2"/></text:span><text:span text:style-name="T3">Classement par <text:s/>groupements emboîtés (6e puis repris dans les autres classes)</text:span></text:p>
              <text:p text:style-name="P6"><text:span text:style-name="T7"><text:s/></text:span><text:span text:style-name="T7">Classement des données dans la matrice.</text:span></text:p>
              <text:p text:style-name="P6"><text:span text:style-name="T7"><text:s/></text:span><text:span text:style-name="T7">Construction progressive des boîtes et réalisation des emboitements qui correspond à une classification</text:span></text:p>
              <text:p text:style-name="P6"><text:span text:style-name="T7"><text:s text:c="2"/></text:span><text:span text:style-name="T7">Possibilité de nommer les groupes correspondant aux boîtes.</text:span></text:p>
              <text:p text:style-name="P6"><text:span text:style-name="T7"><text:s/></text:span><text:span text:style-name="T7">- classer de nouveaux taxons dans les groupes qui ont été définis.</text:span></text:p>
              <text:p text:style-name="P6"><text:span text:style-name="T7">- Ajustement des emboîtements pour tenir compte de nouveaux taxons. </text:span></text:p>
              <text:p text:style-name="P6"><text:span text:style-name="T7">-Sauvegarde possible du travail en cours .</text:span></text:p>
            </draw:text-box>
          </draw:frame>
        </draw:g>
        <draw:g>
          <draw:g>
            <draw:frame draw:style-name="gr14" draw:text-style-name="P5" draw:layer="layout" svg:width="6.513cm" svg:height="0.881cm" svg:x="20.9cm" svg:y="9.639cm">
              <draw:text-box>
                <text:p text:style-name="P4"><text:span text:style-name="T2">Étude moléculaire <text:s/>(T</text:span><text:span text:style-name="T8">ale</text:span><text:span text:style-name="T2"> S)</text:span></text:p>
              </draw:text-box>
            </draw:frame>
            <draw:frame draw:style-name="gr6" draw:text-style-name="P3" draw:layer="layout" svg:width="0.597cm" svg:height="0.597cm" svg:x="20.236cm" svg:y="9.81cm">
              <draw:image xlink:href="Pictures/100000000000001600000016005ED999.png" xlink:type="simple" xlink:show="embed" xlink:actuate="onLoad">
                <text:p/>
              </draw:image>
            </draw:frame>
          </draw:g>
          <draw:frame draw:style-name="gr15" draw:text-style-name="P9" draw:layer="layout" svg:width="7.735cm" svg:height="1.673cm" svg:x="20.184cm" svg:y="10.608cm">
            <draw:text-box>
              <text:p text:style-name="P6"><text:span text:style-name="T9"><text:s/></text:span><text:span text:style-name="T9">Chargement de séquences alignées. Tableau de comparaison. </text:span></text:p>
              <text:p text:style-name="P6"><text:span text:style-name="T9">Obtention d'arbres de différents types.</text:span></text:p>
            </draw:text-box>
          </draw:frame>
        </draw:g>
        <draw:g>
          <draw:g>
            <draw:frame draw:style-name="gr16" draw:text-style-name="P8" draw:layer="layout" svg:width="2.519cm" svg:height="0.818cm" svg:x="21.045cm" svg:y="12.468cm">
              <draw:text-box>
                <text:p text:style-name="P4"><text:span text:style-name="T5">Copier</text:span></text:p>
              </draw:text-box>
            </draw:frame>
            <draw:frame draw:style-name="gr6" draw:text-style-name="P3" draw:layer="layout" svg:width="0.597cm" svg:height="0.597cm" svg:x="20.333cm" svg:y="12.687cm">
              <draw:image xlink:href="Pictures/100000000000001600000016D9BFBE6C.png" xlink:type="simple" xlink:show="embed" xlink:actuate="onLoad">
                <text:p/>
              </draw:image>
            </draw:frame>
          </draw:g>
          <draw:frame draw:style-name="gr17" draw:text-style-name="P7" draw:layer="layout" svg:width="7.277cm" svg:height="1.784cm" svg:x="20.199cm" svg:y="13.38cm">
            <draw:text-box>
              <text:p text:style-name="P6"><text:span text:style-name="T3"><text:s text:c="2"/></text:span><text:span text:style-name="T4">Possibilité de copie des documents, des diagrammes (arbres, groupements emboîtés...)</text:span></text:p>
            </draw:text-box>
          </draw:frame>
        </draw:g>
        <draw:g>
          <draw:g>
            <draw:frame draw:style-name="gr16" draw:text-style-name="P5" draw:layer="layout" svg:width="2.933cm" svg:height="0.818cm" svg:x="21.046cm" svg:y="15.302cm">
              <draw:text-box>
                <text:p text:style-name="P4"><text:span text:style-name="T2">Imprimer</text:span></text:p>
              </draw:text-box>
            </draw:frame>
            <draw:frame draw:style-name="gr6" draw:text-style-name="P3" draw:layer="layout" svg:width="0.597cm" svg:height="0.597cm" svg:x="20.412cm" svg:y="15.518cm">
              <draw:image xlink:href="Pictures/100000000000001600000016481FBD88.png" xlink:type="simple" xlink:show="embed" xlink:actuate="onLoad">
                <text:p/>
              </draw:image>
            </draw:frame>
          </draw:g>
          <draw:frame draw:style-name="gr18" draw:text-style-name="P7" draw:layer="layout" svg:width="7.443cm" svg:height="1.833cm" svg:x="20.2cm" svg:y="16.214cm">
            <draw:text-box>
              <text:p text:style-name="P6"><text:span text:style-name="T3"><text:s text:c="2"/></text:span><text:span text:style-name="T4">Possibilités étendues d'mpression des documents, des diagrammes (arbres, groupements emboîtés...)</text:span></text:p>
            </draw:text-box>
          </draw:frame>
        </draw:g>
        <draw:frame draw:style-name="gr19" draw:text-style-name="P10" draw:layer="layout" svg:width="9.083cm" svg:height="0.738cm" svg:x="1cm" svg:y="19.184cm">
          <draw:text-box>
            <text:p text:style-name="P6"><text:span text:style-name="T10">(col) : collège (lyc) : lycée (tn) : tout niveau</text:span></text:p>
          </draw:text-box>
        </draw:frame>
        <draw:g>
          <draw:g>
            <draw:frame draw:style-name="gr5" draw:text-style-name="P5" draw:layer="layout" svg:width="6.751cm" svg:height="0.818cm" svg:x="2.293cm" svg:y="2.968cm">
              <draw:text-box>
                <text:p text:style-name="P4"><text:span text:style-name="T2">Accès aux collections <text:s/>(tn)</text:span></text:p>
              </draw:text-box>
            </draw:frame>
            <draw:frame draw:style-name="gr6" draw:text-style-name="P3" draw:layer="layout" svg:width="0.597cm" svg:height="0.597cm" svg:x="1.518cm" svg:y="3.058cm">
              <draw:image xlink:href="Pictures/100000000000001600000016856C8FCD.png" xlink:type="simple" xlink:show="embed" xlink:actuate="onLoad">
                <text:p/>
              </draw:image>
            </draw:frame>
          </draw:g>
          <draw:frame draw:style-name="gr20" draw:text-style-name="P7" draw:layer="layout" svg:width="7.65cm" svg:height="1.199cm" svg:x="1.394cm" svg:y="3.88cm">
            <draw:text-box>
              <text:p text:style-name="P6"><text:span text:style-name="T3"><text:s text:c="2"/></text:span><text:span text:style-name="T4">Accès par un bandeau d'icônes.</text:span></text:p>
              <text:p text:style-name="P6"><text:span text:style-name="T4">Choix de sous-collections.</text:span></text:p>
            </draw:text-box>
          </draw:frame>
        </draw:g>
        <draw:g>
          <draw:g>
            <draw:frame draw:style-name="gr5" draw:text-style-name="P8" draw:layer="layout" svg:width="4.572cm" svg:height="0.818cm" svg:x="2.181cm" svg:y="12.136cm">
              <draw:text-box>
                <text:p text:style-name="P4"><text:span text:style-name="T5">Rechercher <text:s/>(tn)</text:span></text:p>
              </draw:text-box>
            </draw:frame>
          </draw:g>
          <draw:frame draw:style-name="gr21" draw:text-style-name="P7" draw:layer="layout" svg:width="9.386cm" svg:height="0.735cm" svg:x="1cm" svg:y="13.048cm">
            <draw:text-box>
              <text:p text:style-name="P6"><text:span text:style-name="T3"><text:s/></text:span><text:span text:style-name="T4"><text:s/></text:span><text:span text:style-name="T4">Recherche de taxons suivant leurs caractères</text:span></text:p>
            </draw:text-box>
          </draw:frame>
        </draw:g>
        <draw:g>
          <draw:g>
            <draw:frame draw:style-name="gr22" draw:text-style-name="P5" draw:layer="layout" svg:width="6.899cm" svg:height="0.833cm" svg:x="20.863cm" svg:y="5.533cm">
              <draw:text-box>
                <text:p text:style-name="P4"><text:span text:style-name="T2">Établir des parentés (T</text:span><text:span text:style-name="T8">ale</text:span><text:span text:style-name="T2"> S)</text:span></text:p>
              </draw:text-box>
            </draw:frame>
            <draw:frame draw:style-name="gr6" draw:text-style-name="P3" draw:layer="layout" svg:width="0.597cm" svg:height="0.505cm" svg:x="20.129cm" svg:y="5.733cm">
              <draw:image xlink:href="Pictures/1000000000000016000000163FF28F67.png" xlink:type="simple" xlink:show="embed" xlink:actuate="onLoad">
                <text:p/>
              </draw:image>
            </draw:frame>
          </draw:g>
          <draw:frame draw:style-name="gr23" draw:text-style-name="P7" draw:layer="layout" svg:width="8.129cm" svg:height="3.095cm" svg:x="20.147cm" svg:y="6.383cm">
            <draw:text-box>
              <text:p text:style-name="P6"><text:span text:style-name="T3"><text:s/></text:span><text:span text:style-name="T3">Construction d'un arbre cladistique.</text:span></text:p>
              <text:p text:style-name="P6"><text:span text:style-name="T4"><text:s text:c="2"/></text:span><text:span text:style-name="T4">Utilisation des couleurs du codage.</text:span></text:p>
              <text:p text:style-name="P6"><text:span text:style-name="T4"><text:s text:c="2"/></text:span><text:span text:style-name="T4">Mode d'exploration avec des éléments de correction de l'arbre.</text:span></text:p>
              <text:p text:style-name="P6"><text:span text:style-name="T4">Évaluation de la date d'apparition des caractères s'il y a des fossiles datés.</text:span></text:p>
            </draw:text-box>
          </draw:frame>
        </draw:g>
        <draw:g>
          <draw:g>
            <draw:frame draw:style-name="gr5" draw:text-style-name="P5" draw:layer="layout" svg:width="4.044cm" svg:height="0.818cm" svg:x="2.063cm" svg:y="10.195cm">
              <draw:text-box>
                <text:p text:style-name="P4"><text:span text:style-name="T2">Glossaire <text:s/>(tn)</text:span></text:p>
              </draw:text-box>
            </draw:frame>
          </draw:g>
          <draw:frame draw:style-name="gr7" draw:text-style-name="P7" draw:layer="layout" svg:width="8.723cm" svg:height="0.741cm" svg:x="1.347cm" svg:y="11.107cm">
            <draw:text-box>
              <text:p text:style-name="P6"><text:span text:style-name="T3"><text:s/></text:span><text:span text:style-name="T3">Explication des termes utilisés.</text:span></text:p>
            </draw:text-box>
          </draw:frame>
        </draw:g>
        <draw:g>
          <draw:frame draw:style-name="gr24" draw:text-style-name="P7" draw:layer="layout" svg:width="7.6cm" svg:height="1.673cm" svg:x="20.28cm" svg:y="18.327cm">
            <draw:text-box>
              <text:p text:style-name="P6"><text:span text:style-name="T3"><text:s text:c="2"/></text:span><text:span text:style-name="T4">Possibilité de sauvegarde d'une configuration avec choix de taxons de caractères <text:s/>et d'activités.</text:span></text:p>
            </draw:text-box>
          </draw:frame>
        </draw:g>
        <draw:g>
          <draw:g>
            <draw:frame draw:style-name="gr25" draw:text-style-name="P5" draw:layer="layout" svg:width="6.899cm" svg:height="0.994cm" svg:x="11.347cm" svg:y="11.655cm">
              <draw:text-box>
                <text:p text:style-name="P4"><text:span text:style-name="T2">Établir des parentés (3</text:span><text:span text:style-name="T8">e</text:span><text:span text:style-name="T2">)</text:span></text:p>
              </draw:text-box>
            </draw:frame>
            <draw:frame draw:style-name="gr6" draw:text-style-name="P3" draw:layer="layout" svg:width="0.597cm" svg:height="0.603cm" svg:x="10.613cm" svg:y="11.894cm">
              <draw:image xlink:href="Pictures/1000000000000016000000163FF28F67.png" xlink:type="simple" xlink:show="embed" xlink:actuate="onLoad">
                <text:p/>
              </draw:image>
            </draw:frame>
          </draw:g>
          <draw:frame draw:style-name="gr26" draw:text-style-name="P7" draw:layer="layout" svg:width="8.129cm" svg:height="4.588cm" svg:x="10.631cm" svg:y="12.67cm">
            <draw:text-box>
              <text:p text:style-name="P6"><text:span text:style-name="T4">- Tracé simultané des boîtes et de l'arbre pour expliquer l'interprétation évolutive des boîtes.</text:span></text:p>
              <text:p text:style-name="P6"><text:span text:style-name="T4">- Exploration de l'arbre, affichage des caractères des ancêtres.</text:span></text:p>
              <text:p text:style-name="P6"><text:span text:style-name="T4">- Évaluation de la date d'apparition des caractères s'il y a des fossiles datés.</text:span></text:p>
              <text:p text:style-name="P6"><text:span text:style-name="T4">- Possibilité de nommer les groupes monophylétiques</text:span></text:p>
            </draw:text-box>
          </draw:frame>
        </draw:g>
        <draw:g>
          <draw:g>
            <draw:frame draw:style-name="gr27" draw:text-style-name="P8" draw:layer="layout" svg:width="4.438cm" svg:height="0.907cm" svg:x="11.663cm" svg:y="17.429cm">
              <draw:text-box>
                <text:p text:style-name="P4"><text:span text:style-name="T5">Dater <text:s/>(tn)</text:span></text:p>
              </draw:text-box>
            </draw:frame>
          </draw:g>
          <draw:frame draw:style-name="gr28" draw:text-style-name="P7" draw:layer="layout" svg:width="9.11cm" svg:height="1.33cm" svg:x="10.517cm" svg:y="18.415cm">
            <draw:text-box>
              <text:p text:style-name="P6"><text:span text:style-name="T3"><text:s/></text:span><text:span text:style-name="T4">Positionner les taxons dans les temps géologiques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8-07-28T09:08:07</meta:creation-date>
    <dc:date>2010-01-11T17:36:30.98</dc:date>
    <meta:editing-cycles>25</meta:editing-cycles>
    <meta:editing-duration>PT13H06M21S</meta:editing-duration>
    <dc:creator>Madre</dc:creator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